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officeooo:rsid="000f8a45" officeooo:paragraph-rsid="000f8a45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officeooo:rsid="000f8a45" officeooo:paragraph-rsid="00101dc1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officeooo:rsid="000f8a45" officeooo:paragraph-rsid="000f8a45" style:font-size-asian="10.5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officeooo:rsid="000f8a45" officeooo:paragraph-rsid="000f8a45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200ad" officeooo:paragraph-rsid="001200ad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2695a" officeooo:paragraph-rsid="0012695a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2695a" officeooo:paragraph-rsid="0012695a" style:font-size-asian="10.5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ministration de base de données oracle</text:p>
      <text:p text:style-name="P2"/>
      <text:p text:style-name="P2"/>
      <text:p text:style-name="P5">Le dictionnaire de données : il s’agit du « répertoire » de l’utilisateur.</text:p>
      <text:p text:style-name="P5"/>
      <text:p text:style-name="P6">Tuple : enregistrement</text:p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4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9:04:13.472315458</meta:creation-date>
    <dc:date>2017-12-14T11:52:31.083623712</dc:date>
    <meta:editing-duration>PT2H8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22" meta:character-count="136" meta:non-whitespace-character-count="117"/>
  </office:meta>
</office:document-meta>
</file>